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Arial" svg:font-family="Arial" style:font-family-generic="swiss"/>
    <style:font-face style:name="Calibri" svg:font-family="Calibri" style:font-family-generic="swiss"/>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fo:language="el" fo:country="GR" officeooo:rsid="0006296d" officeooo:paragraph-rsid="0006296d"/>
    </style:style>
    <style:style style:name="P2" style:family="paragraph" style:parent-style-name="Standard">
      <style:text-properties fo:language="el" fo:country="GR" officeooo:rsid="0006690c" officeooo:paragraph-rsid="00172196"/>
    </style:style>
    <style:style style:name="P3" style:family="paragraph" style:parent-style-name="Standard">
      <style:text-properties fo:language="el" fo:country="GR" officeooo:rsid="0006690c" officeooo:paragraph-rsid="00172196"/>
    </style:style>
    <style:style style:name="T1" style:family="text">
      <style:text-properties officeooo:rsid="00074b73"/>
    </style:style>
    <style:style style:name="T2" style:family="text">
      <style:text-properties officeooo:rsid="001189de"/>
    </style:style>
    <style:style style:name="T3" style:family="text">
      <style:text-properties fo:language="en" fo:country="US" officeooo:rsid="001189de"/>
    </style:style>
    <style:style style:name="T4" style:family="text">
      <style:text-properties fo:language="en" fo:country="US" officeooo:rsid="0013a1cb"/>
    </style:style>
    <style:style style:name="T5" style:family="text">
      <style:text-properties fo:language="en" fo:country="US" officeooo:rsid="00180124"/>
    </style:style>
    <style:style style:name="T6" style:family="text">
      <style:text-properties fo:language="en" fo:country="US" style:text-underline-style="solid" style:text-underline-type="double" style:text-underline-width="auto" style:text-underline-color="font-color" officeooo:rsid="0013a1cb"/>
    </style:style>
    <style:style style:name="T7" style:family="text">
      <style:text-properties fo:language="en" fo:country="US" style:text-underline-style="solid" style:text-underline-type="double" style:text-underline-width="auto" style:text-underline-color="font-color" officeooo:rsid="00180124"/>
    </style:style>
    <style:style style:name="T8" style:family="text">
      <style:text-properties fo:language="en" fo:country="US" style:text-underline-style="none" officeooo:rsid="0013a1cb"/>
    </style:style>
    <style:style style:name="T9" style:family="text">
      <style:text-properties fo:language="en" fo:country="US" style:text-underline-style="none" officeooo:rsid="00180124"/>
    </style:style>
    <style:style style:name="T10" style:family="text">
      <style:text-properties officeooo:rsid="0013a1cb"/>
    </style:style>
    <style:style style:name="T11" style:family="text">
      <style:text-properties officeooo:rsid="0006296d"/>
    </style:style>
    <style:style style:name="T12" style:family="text">
      <style:text-properties officeooo:rsid="00180124"/>
    </style:style>
    <style:style style:name="T13" style:family="text">
      <style:text-properties style:text-underline-style="solid" style:text-underline-type="double" style:text-underline-width="auto" style:text-underline-color="font-color" officeooo:rsid="0013a1cb"/>
    </style:style>
    <style:style style:name="T14" style:family="text">
      <style:text-properties style:text-underline-style="solid" style:text-underline-type="double" style:text-underline-width="auto" style:text-underline-color="font-color" officeooo:rsid="00180124"/>
    </style:style>
    <style:style style:name="T15" style:family="text">
      <style:text-properties style:text-underline-style="solid" style:text-underline-type="double" style:text-underline-width="auto" style:text-underline-color="font-color" officeooo:rsid="0006296d"/>
    </style:style>
    <style:style style:name="T16" style:family="text">
      <style:text-properties style:text-underline-style="none" officeooo:rsid="0013a1cb"/>
    </style:style>
    <style:style style:name="T17" style:family="text">
      <style:text-properties style:text-underline-style="none" officeooo:rsid="00180124"/>
    </style:style>
    <style:style style:name="T18" style:family="text">
      <style:text-properties style:text-underline-style="none" officeooo:rsid="0006296d"/>
    </style:style>
  </office:automatic-styles>
  <office:body>
    <office:text>
      <office:forms form:automatic-focus="false" form:apply-design-mode="false"/>
      <text:tracked-changes>
        <text:changed-region xml:id="ct2214389209072" text:id="ct2214389209072">
          <text:deletion>
            <office:change-info>
              <dc:creator>Dimtrios Anastasiou</dc:creator>
              <dc:date>2022-10-06T19:09:24</dc:date>
            </office:change-info>
            <text:p text:style-name="P2">Η σωστή εκτίμηση της παραμόρφωσης των μεγάλων κατασκευών αποτελεί θέμα διερεύνησης των μηχανικών για πολλά χρόνια. Ειδικά σε μια χώρα όπως η Ελλάδα, την πιο σεισμογενή περιοχή της Ευρώπης, η παρακολούθηση της <text:span text:style-name="T1">δυναμικής συμπεριφοράς</text:span> μεγάλων <text:span text:style-name="T1">τεχνικών </text:span>έργων αποτελεί σημαντικ<text:span text:style-name="T1">ό πεδίο έρευνας. Από τα μέσα της δεκαετίας του 1990, τα δορυφορικά συστήματα εντοπισμού (Global Navigation Satellite Systems – GNSS) χρησιμοποιούνται στην παρακολούθηση της παραμόρφωσης κατασκευών όπως μεγάλες γέφυρες, φράγματα, ψηλά κτίρια για την διερεύνηση δομικών δονήσεων που προκαλούνται από διαφορετικές πηγές (άνεμος, θερμοκρασία, κίνηση κ.λπ.) καθώς και της σεισμικής επίδρασης. Η συχνότητα δειγματοληψίας των παρατηρήσεων διαδραματίζει κυρίαρχο ρόλο στην ανάλυση των δυναμικών δονήσεων. Μέχρι στιγμής πολύ λίγες μελέτες έχουν διερευνήσει πειραματικά τα χαρακτηριστικά θορύβου των δεδομένων υψηλών συχνοτήτων , ενώ η τεχνολογία αυτή έχει εφαρμοστεί σε λίγες περιπτώσεις σχετικά ευέλικτων δομών. Με την συγκεκριμένη πρόταση, στοχεύουμε στον σχεδιασμό και την ανάπτυξη μίας πλατφόρμας παρακολούθησης της δυναμικής συμπεριφοράς των κατασκευών με τη χρήση παρατηρήσεων GNSS. Τα βασική μέρη της πλατφόρμας θα είναι ένας ή περισσότεροι δέκτες </text:span><text:span text:style-name="T3">GNSS, </text:span><text:span text:style-name="T2">το λογισμικό επεξεργασίας δεδομένων </text:span><text:span text:style-name="T3">GNSS, </text:span><text:span text:style-name="T2">και το πακέτο <text:s/>ανάλυσης και απεικόνισης των αποτελεσμάτων. Η ανάλυση θα βασίζεται στην χρήση υψηλής συχνότητας δειγματοληψίας παρατηρήσεων <text:s/>συστημάτων GNSS (high-rate multi-GNSS), σε πραγματικό χρόνο και υψηλής ακρίβειας αποτελέσματα με διαφορετικές τεχνικές, ενώ στη συνέχεια θα χρησιμοποιούνται για την ανάλυση της δυναμική συμπεριφοράς της κατασκευής. Η πλατφόρμα είναι σχεδιασμένη ώστε να είναι όσο πιο ευέλικτη γίνεται και να μπορεί να χρησιμοποιηθεί σε πλήθος εφαρμογών. <text:s/>Επίσης θα αναπτυχθεί ως ανοιχτό και ελεύθερο λογισμικό ώστε να μπορεί να έχει ευρεία χρήση από την επιστημονική κοινότητα. Τέλος, οι μεθοδολογίες και τα εργαλεία που θα αναπτυχθούν στο συγκεκριμένο έργο μπορεί να έχουν χρήση και σε άλλες εφαρμογές.</text:span></text:p>
          </text:deletion>
        </text:changed-region>
        <text:changed-region xml:id="ct2214389209552" text:id="ct2214389209552">
          <text:insertion>
            <office:change-info>
              <dc:creator>Dimtrios Anastasiou</dc:creator>
              <dc:date>2022-10-12T11:04:22</dc:date>
            </office:change-info>
          </text:insertion>
        </text:changed-region>
        <text:changed-region xml:id="ct2214530626528" text:id="ct2214530626528">
          <text:insertion>
            <office:change-info>
              <dc:creator>Dimtrios Anastasiou</dc:creator>
              <dc:date>2022-10-12T11:06:24</dc:date>
            </office:change-info>
          </text:insertion>
        </text:changed-region>
        <text:changed-region xml:id="ct2214530604208" text:id="ct2214530604208">
          <text:insertion>
            <office:change-info>
              <dc:creator>Dimtrios Anastasiou</dc:creator>
              <dc:date>2022-10-12T11:16:22</dc:date>
            </office:change-info>
          </text:insertion>
        </text:changed-region>
        <text:changed-region xml:id="ct2214530605168" text:id="ct2214530605168">
          <text:insertion>
            <office:change-info>
              <dc:creator>Dimtrios Anastasiou</dc:creator>
              <dc:date>2022-10-12T11:17:00</dc:date>
            </office:change-info>
          </text:insertion>
        </text:changed-region>
        <text:changed-region xml:id="ct2214530610448" text:id="ct2214530610448">
          <text:insertion>
            <office:change-info>
              <dc:creator>Dimtrios Anastasiou</dc:creator>
              <dc:date>2022-10-12T11:18:12</dc:date>
            </office:change-info>
          </text:insertion>
        </text:changed-region>
        <text:changed-region xml:id="ct2214530609968" text:id="ct2214530609968">
          <text:insertion>
            <office:change-info>
              <dc:creator>Dimtrios Anastasiou</dc:creator>
              <dc:date>2022-10-12T11:19:13</dc:date>
            </office:change-info>
          </text:insertion>
        </text:changed-region>
        <text:changed-region xml:id="ct2214530603008" text:id="ct2214530603008">
          <text:insertion>
            <office:change-info>
              <dc:creator>Dimtrios Anastasiou</dc:creator>
              <dc:date>2022-10-12T11:20:11</dc:date>
            </office:change-info>
          </text:insertion>
        </text:changed-region>
        <text:changed-region xml:id="ct2214530606368" text:id="ct2214530606368">
          <text:insertion>
            <office:change-info>
              <dc:creator>Dimtrios Anastasiou</dc:creator>
              <dc:date>2022-10-12T11:27:26</dc:date>
            </office:change-info>
          </text:insertion>
        </text:changed-region>
        <text:changed-region xml:id="ct2214530606848" text:id="ct2214530606848">
          <text:insertion>
            <office:change-info>
              <dc:creator>Dimtrios Anastasiou</dc:creator>
              <dc:date>2022-10-12T11:28:50</dc:date>
            </office:change-info>
          </text:insertion>
        </text:changed-region>
        <text:changed-region xml:id="ct2214530626768" text:id="ct2214530626768">
          <text:insertion>
            <office:change-info>
              <dc:creator>Dimtrios Anastasiou</dc:creator>
              <dc:date>2022-10-12T11: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Περίληψη (2000)</text:p>
      <text:p text:style-name="P1"/>
      <text:p text:style-name="P2"><text:change text:change-id="ct2214389209072"/><text:change-start text:change-id="ct2214389209552"/><text:span text:style-name="T16">Η επιστήμη της γεωδαισίας έχει γνωρίσει σημαντική εξέλιξη με την ανάπτυξη των συστημάτων τεχνιτών δορυφόρων σε τροχιά γύρω από τη Γη. Μία νέα εποχή εμφανίστηκε, όπου τα δεδομένα που βασίζονται σε δορυφόρους κυριαρχούν, παρέχοντας δεδομένα και προϊόντα για ένα ευρύ φάσμα πεδίων που σχετίζονται με τη γεωδαισία, συμπεριλαμβανομένων, ενδεικτικά, του προσδιορισμού της θέσης, της υλοποίησης των πλαισίων αναφοράς, της υψομετρίας και του προσδιορισμού του πεδίου βαρύτητας. Η εκμετάλλευση των δορυφορικών παρατηρήσεων είναι άρρηκτα συνδεδεμένη με το περίπλοκο πρόβλημα του προσδιορισμού της τροχιάς των δορυφόρων με μεγάλη ακρίβεια. Ο στόχος της παρούσας πρότασης είναι ο σχεδιασμός και η υλοποίηση ενός </text:span><text:span text:style-name="T8">state-of-the-art, </text:span><text:span text:style-name="T16">ελεύθερου λογισμικού – </text:span><text:span text:style-name="T17">ανοιχτού κώδικα </text:span><text:span text:style-name="T16">για τον ακριβή προσδιορισμό των τροχιών των δορυφόρων και της θέσης επίγειων σταθμών με τη χρήση του συστήματος </text:span><text:span text:style-name="T18">Doppler Orbitography and Radiopositioning Integrated by Satellite (DORIS). </text:span><text:span text:style-name="T16">Στα πλαίσια του έργου τρεις συγκεκριμέν</text:span><text:span text:style-name="T17">ες</text:span><text:span text:style-name="T16"> δορυφ</text:span><text:span text:style-name="T17">ορικές αποστολές</text:span><text:span text:style-name="T16"> (</text:span><text:span text:style-name="T8">Jason-3, Sentinel 3A</text:span><text:span text:style-name="T16"> και </text:span><text:span text:style-name="T8">HY-2C</text:span><text:span text:style-name="T16">) θα χρησιμοποιηθούν. Μέσω της επεξεργασίας των δεδομένων θα παράγονται προϊόντα για τις ακριβείς τροχιές των συγκεκριμένων αποστολών, υψηλής ποιότητας εκτιμήσεις θέσης για τους επίγειους σταθμούς του συστήματος </text:span><text:span text:style-name="T8">DORIS, </text:span><text:span text:style-name="T16">εκτιμήσεις για έναν αριθμό παραμέτρων γεωδαιτικού και ατμοσφαιρικού ενδιαφέροντος.</text:span><text:change-end text:change-id="ct2214389209552"/><text:change-start text:change-id="ct2214530626528"/><text:span text:style-name="T16"> </text:span><text:change-end text:change-id="ct2214530626528"/><text:change-start text:change-id="ct2214530604208"/><text:span text:style-name="T17">Κατά την εξέλιξη του έργου θα γίνουν όλες οι απαραίτητες αξιολογήσεις του λογισμικού και των αποτελεσμάτων που θα παρα</text:span><text:change-end text:change-id="ct2214530604208"/><text:change-start text:change-id="ct2214530605168"/><text:span text:style-name="T17">χθούν ώστε να επιβεβαιωθεί η σωστή λειτουργία και αξιοπιστία του. </text:span><text:change-end text:change-id="ct2214530605168"/><text:change-start text:change-id="ct2214530610448"/><text:span text:style-name="T17"><text:s/>Τέλος για την διάδοση των αποτελεσμάτων του έργου η ομάδα θα προετοιμάσει την παρουσία της σε επιστημονικά συνέδρια και </text:span><text:change-end text:change-id="ct2214530610448"/><text:change-start text:change-id="ct2214530609968"/><text:span text:style-name="T17">μια δημοσίευση σε επιστημονικό περιοδικό, ενώ θα διοργανώσει ένα σεμινάριο/</text:span><text:change-end text:change-id="ct2214530609968"/><text:change-start text:change-id="ct2214530603008"/><text:span text:style-name="T9">workshop </text:span><text:span text:style-name="T17">όπου κυρίως νέοι ερευνητές θα μπορούν να γνωρίσουν και να δουλέψουν στο νέο λογισμικό</text:span><text:change-end text:change-id="ct2214530603008"/><text:change-start text:change-id="ct2214530606368"/><text:span text:style-name="T17">. </text:span><text:change-end text:change-id="ct2214530606368"/><text:change-start text:change-id="ct2214530606848"/><text:span text:style-name="T17">Ένα καινοτόμο, </text:span><text:span text:style-name="T9">state-of-</text:span><text:change-end text:change-id="ct2214530606848"/><text:change-start text:change-id="ct2214530626768"/><text:span text:style-name="T9">the-art </text:span><text:span text:style-name="T17">πακέτο λογισμικού θα είναι ανοιχτό και δωρεάν διαθέσιμο στην επιστημονική κοινότητα.</text:span><text:change-end text:change-id="ct221453062676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Arial" svg:font-family="Arial" style:font-family-generic="swiss"/>
    <style:font-face style:name="Calibri" svg:font-family="Calibri" style:font-family-generic="swiss"/>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imitris Anastasiou</meta:initial-creator>
    <meta:creation-date>2019-02-22T21:24:03.487623520</meta:creation-date>
    <dc:date>2022-10-12T11:29:57.891000000</dc:date>
    <meta:editing-duration>PT5H7M54S</meta:editing-duration>
    <meta:editing-cycles>12</meta:editing-cycles>
    <meta:generator>LibreOffice/7.4.1.2$Windows_X86_64 LibreOffice_project/3c58a8f3a960df8bc8fd77b461821e42c061c5f0</meta:generator>
    <dc:creator>Dimtrios Anastasiou</dc:creator>
    <meta:document-statistic meta:table-count="0" meta:image-count="0" meta:object-count="0" meta:page-count="1" meta:paragraph-count="2" meta:word-count="267" meta:character-count="1948" meta:non-whitespace-character-count="1681"/>
  </office:meta>
</office:document-meta>
</file>